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1e174c" officeooo:paragraph-rsid="001e174c"/>
    </style:style>
    <style:style style:name="P2" style:family="paragraph" style:parent-style-name="Frame_20_contents">
      <style:paragraph-properties fo:text-align="center" style:justify-single-word="false"/>
      <style:text-properties officeooo:rsid="001ee4d6" officeooo:paragraph-rsid="001ee4d6"/>
    </style:style>
    <style:style style:name="P3" style:family="paragraph" style:parent-style-name="Frame_20_contents">
      <style:paragraph-properties fo:text-align="center" style:justify-single-word="false"/>
      <style:text-properties officeooo:rsid="001f7067" officeooo:paragraph-rsid="001f7067"/>
    </style:style>
    <style:style style:name="P4" style:family="paragraph" style:parent-style-name="Frame_20_contents">
      <style:text-properties officeooo:rsid="001f7067" officeooo:paragraph-rsid="001f7067"/>
    </style:style>
    <style:style style:name="P5" style:family="paragraph" style:parent-style-name="Standard">
      <style:text-properties officeooo:paragraph-rsid="001ee4d6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</style:style>
    <style:style style:name="T1" style:family="text">
      <style:text-properties officeooo:rsid="001ee4d6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41cm" fo:min-width="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93cm" fo:min-width="1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87cm" fo:min-width="1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56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61cm" fo:min-width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6.055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252cm" fo:min-width="1.6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OLE">
      <style:graphic-properties draw:textarea-horizontal-align="justify" draw:textarea-vertical-align="middle" draw:auto-grow-height="false" fo:min-height="1.217cm" fo:min-width="2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OLE">
      <style:graphic-properties draw:textarea-horizontal-align="justify" draw:textarea-vertical-align="middle" draw:auto-grow-height="false" fo:min-height="0.926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OLE">
      <style:graphic-properties draw:textarea-horizontal-align="justify" draw:textarea-vertical-align="middle" draw:auto-grow-height="false" fo:min-height="2.344cm" fo:min-width="3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803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OLE">
      <style:graphic-properties draw:textarea-horizontal-align="justify" draw:textarea-vertical-align="middle" draw:auto-grow-height="false" fo:min-height="1.866cm" fo:min-width="2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575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OLE">
      <style:graphic-properties draw:textarea-horizontal-align="justify" draw:textarea-vertical-align="middle" draw:auto-grow-height="false" fo:min-height="1.669cm" fo:min-width="1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OLE">
      <style:graphic-properties draw:textarea-horizontal-align="justify" draw:textarea-vertical-align="middle" draw:auto-grow-height="false" fo:min-height="1.337cm" fo:min-width="1.8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6.244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4.249cm" fo:min-width="0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161cm" fo:min-width="1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293cm" fo:min-width="3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1.459cm" fo:min-width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1.032cm" fo:min-width="3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 style:parent-style-name="OLE">
      <style:graphic-properties draw:textarea-horizontal-align="justify" draw:textarea-vertical-align="middle" draw:auto-grow-height="false" fo:min-height="1.903cm" fo:min-width="4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1" draw:style-name="gr24" draw:text-style-name="P9" svg:width="4.843cm" svg:height="1.456cm" svg:x="3.5cm" svg:y="0.568cm"><text:p text:style-name="P9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5" draw:text-style-name="P10" svg:width="5.478cm" svg:height="2.461cm" svg:x="3.817cm" svg:y="3.69cm"><text:p text:style-name="P1">Run two for loops:</text:p><text:p text:style-name="P2">i =0 to size-1</text:p><text:p text:style-name="P2">j= 0 to size-i-1</text:p><draw:enhanced-geometry svg:viewBox="0 0 21600 21600" draw:glue-points="?f6 0 10800 ?f8 ?f11 10800 ?f9 21600 10800 ?f10 ?f5 10800" draw:text-areas="?f3 ?f3 ?f4 ?f4" draw:type="parallelogram" draw:modifiers="1678.7564766839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1_0" draw:style-name="gr24" draw:text-style-name="P9" svg:width="4.843cm" svg:height="1.456cm" svg:x="3.582cm" svg:y="17.535cm"><text:p text:style-name="P9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7_4" draw:style-name="gr23" draw:text-style-name="P7" svg:width="0.348cm" svg:height="1.668cm" svg:x="5.696cm" svg:y="2.0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8_4" draw:style-name="gr22" svg:width="3.375cm" svg:height="0.294cm" svg:x="12.614cm" svg:y="17.776cm"><text:p/><draw:enhanced-geometry svg:viewBox="0 0 21600 21600" draw:mirror-vertical="true" draw:type="rectangle" draw:enhanced-path="M 0 0 L 21600 0 21600 21600 0 21600 0 0 Z N"/></draw:custom-shape><draw:frame text:anchor-type="paragraph" draw:z-index="5" draw:name="Shape16" draw:style-name="gr21" draw:text-style-name="P6" svg:width="10.796cm" svg:height="1.112cm" svg:x="2.732cm" svg:y="-1.363cm"><draw:text-box><text:p text:style-name="P8">FLOWCHART TO SORT ELEMENTS OF AN ARRAY IN ASCENDING ORDER</text:p></draw:text-box></draw:frame><draw:custom-shape text:anchor-type="paragraph" draw:z-index="6" draw:name="Shape10_0" draw:style-name="gr20" draw:text-style-name="P7" svg:width="1.592cm" svg:height="0.32cm" svg:x="8.003cm" svg:y="9.0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7_0" draw:style-name="gr19" svg:width="0.83cm" svg:height="4.25cm" svg:x="5.549cm" svg:y="13.289cm"><text:p/><draw:enhanced-geometry svg:viewBox="0 0 21600 21600" draw:text-areas="?f0 0 ?f2 ?f5" draw:type="down-arrow" draw:modifiers="14854.712789590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7_2" draw:style-name="gr15" svg:width="0.345cm" svg:height="1.8cm" svg:x="5.907cm" svg:y="6.1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1_2" draw:style-name="gr18" svg:width="0.212cm" svg:height="6.245cm" svg:x="15.988cm" svg:y="11.945cm"><text:p/><draw:enhanced-geometry svg:viewBox="0 0 21600 21600" draw:type="rectangle" draw:enhanced-path="M 0 0 L 21600 0 21600 21600 0 21600 0 0 Z N"/></draw:custom-shape><draw:frame text:anchor-type="paragraph" draw:z-index="10" draw:name="Shape15_0" draw:style-name="gr1" draw:text-style-name="P6" svg:width="2.17cm" svg:height="0.583cm" svg:x="6.357cm" svg:y="12.95cm"><draw:text-box><text:p>No</text:p></draw:text-box></draw:frame><draw:custom-shape text:anchor-type="paragraph" draw:z-index="11" draw:name="Shape3" draw:style-name="gr17" svg:width="3.79cm" svg:height="2.673cm" svg:x="4.214cm" svg:y="7.95cm"><text:p text:style-name="P2">i &lt; size-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2" draw:name="Shape15_1" draw:style-name="gr12" draw:text-style-name="P6" svg:width="1.456cm" svg:height="0.609cm" svg:x="8.262cm" svg:y="8.292cm"><draw:text-box><text:p>Yes</text:p></draw:text-box></draw:frame><draw:custom-shape text:anchor-type="paragraph" draw:z-index="13" draw:name="Shape3_0" draw:style-name="gr16" svg:width="3.52cm" svg:height="3.335cm" svg:x="9.4cm" svg:y="7.632cm"><text:p text:style-name="P2">J &lt; size-i-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7_1" draw:style-name="gr15" svg:width="0.345cm" svg:height="1.8cm" svg:x="10.987cm" svg:y="10.9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3_1" draw:style-name="gr14" svg:width="5.795cm" svg:height="3.731cm" svg:x="8.341cm" svg:y="12.659cm"><text:p text:style-name="P3">arr[j]&gt;arr[j+1]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name="Shape15_2" draw:style-name="gr12" draw:text-style-name="P6" svg:width="1.456cm" svg:height="0.609cm" svg:x="11.331cm" svg:y="11.308cm"><draw:text-box><text:p>Yes</text:p></draw:text-box></draw:frame><draw:custom-shape text:anchor-type="paragraph" draw:z-index="17" draw:name="Shape7_3" draw:style-name="gr13" svg:width="0.345cm" svg:height="0.918cm" svg:x="11.014cm" svg:y="16.2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8" draw:name="Shape15_3" draw:style-name="gr12" draw:text-style-name="P6" svg:width="1.456cm" svg:height="0.609cm" svg:x="11.358cm" svg:y="16.39cm"><draw:text-box><text:p>Yes</text:p></draw:text-box></draw:frame><draw:custom-shape text:anchor-type="paragraph" draw:z-index="19" draw:name="Shape5" draw:style-name="gr11" draw:text-style-name="P8" svg:width="3.282cm" svg:height="2.345cm" svg:x="9.335cm" svg:y="17.103cm"><text:p text:style-name="P4">Temp = arr[j]</text:p><text:p text:style-name="P4">arr[j] = arr[j+1]</text:p><text:p text:style-name="P4">arr[j+1] = temp</text:p><draw:enhanced-geometry svg:viewBox="0 0 21600 21600" draw:type="rectangle" draw:enhanced-path="M 0 0 L 21600 0 21600 21600 0 21600 0 0 Z N"/></draw:custom-shape><draw:custom-shape text:anchor-type="paragraph" draw:z-index="20" draw:name="Shape4" draw:style-name="gr10" svg:width="2.197cm" svg:height="0.927cm" svg:x="7.283cm" svg:y="6.548cm"><text:p text:style-name="P4">i++</text:p><draw:enhanced-geometry svg:viewBox="0 0 21600 21600" draw:type="rectangle" draw:enhanced-path="M 0 0 L 21600 0 21600 21600 0 21600 0 0 Z N"/></draw:custom-shape><draw:custom-shape text:anchor-type="paragraph" draw:z-index="21" draw:name="Shape6" draw:style-name="gr9" svg:width="2.752cm" svg:height="1.218cm" svg:x="14.718cm" svg:y="8.797cm"><text:p text:style-name="P3">j++</text:p><draw:enhanced-geometry svg:viewBox="0 0 21600 21600" draw:type="rectangle" draw:enhanced-path="M 0 0 L 21600 0 21600 21600 0 21600 0 0 Z N"/></draw:custom-shape><draw:custom-shape text:anchor-type="paragraph" draw:z-index="22" draw:name="Shape9" draw:style-name="gr8" svg:width="1.932cm" svg:height="0.503cm" svg:x="12.919cm" svg:y="9.08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11_0" draw:style-name="gr7" svg:width="0.212cm" svg:height="6.056cm" svg:x="5.987cm" svg:y="10.225cm"><text:p/><draw:enhanced-geometry svg:viewBox="0 0 21600 21600" draw:type="rectangle" draw:enhanced-path="M 0 0 L 21600 0 21600 21600 0 21600 0 0 Z N"/></draw:custom-shape><draw:custom-shape text:anchor-type="paragraph" draw:z-index="24" draw:name="Shape10_1" draw:style-name="gr6" draw:text-style-name="P7" svg:width="1.853cm" svg:height="0.32cm" svg:x="14.136cm" svg:y="14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name="Shape15_4" draw:style-name="gr1" draw:text-style-name="P6" svg:width="2.17cm" svg:height="0.583cm" svg:x="14.586cm" svg:y="13.956cm"><draw:text-box><text:p>No</text:p></draw:text-box></draw:frame><draw:custom-shape text:anchor-type="paragraph" draw:z-index="26" draw:name="Shape12" draw:style-name="gr5" svg:width="0.609cm" svg:height="2.119cm" svg:x="15.803cm" svg:y="10.0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13" draw:style-name="gr4" svg:width="1.165cm" svg:height="0.371cm" svg:x="6.119cm" svg:y="6.86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name="Shape14" draw:style-name="gr3" svg:width="1.588cm" svg:height="0.186cm" svg:x="9.479cm" svg:y="6.89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Shape17" draw:style-name="gr2" svg:width="0.186cm" svg:height="0.742cm" svg:x="11.067cm" svg:y="6.892cm"><text:p/><draw:enhanced-geometry svg:viewBox="0 0 21600 21600" draw:type="rectangle" draw:enhanced-path="M 0 0 L 21600 0 21600 21600 0 21600 0 0 Z N"/></draw:custom-shape><draw:frame text:anchor-type="paragraph" draw:z-index="30" draw:name="Shape15_5" draw:style-name="gr1" draw:text-style-name="P6" svg:width="2.17cm" svg:height="0.583cm" svg:x="10.379cm" svg:y="6.495cm"><draw:text-box><text:p>No</text:p></draw:text-box></draw:frame><text:span text:style-name="T1">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9:05:37.892612347</meta:creation-date>
    <dc:date>2021-08-14T23:05:53.238576510</dc:date>
    <meta:editing-duration>PT42M3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1" meta:character-count="137" meta:non-whitespace-character-count="118"/>
  </office:meta>
</office:document-meta>
</file>